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style:font-name="DejaVu Math TeX Gyre" fo:font-size="15pt" officeooo:rsid="0006cdde" officeooo:paragraph-rsid="0006cdde" style:font-size-asian="13.1000003814697pt" style:font-size-complex="15pt"/>
    </style:style>
    <style:style style:name="P2" style:family="paragraph" style:parent-style-name="Standard">
      <style:text-properties style:font-name="DejaVu Math TeX Gyre" fo:font-size="15pt" officeooo:rsid="00088153" officeooo:paragraph-rsid="00088153" style:font-size-asian="13.1000003814697pt" style:font-size-complex="15pt"/>
    </style:style>
    <style:style style:name="P3" style:family="paragraph" style:parent-style-name="Standard">
      <style:text-properties style:font-name="DejaVu Math TeX Gyre" fo:font-size="15pt" officeooo:rsid="00088153" officeooo:paragraph-rsid="000a4205" style:font-size-asian="13.1000003814697pt" style:font-size-complex="15pt"/>
    </style:style>
    <style:style style:name="P4" style:family="paragraph" style:parent-style-name="Standard">
      <style:text-properties style:font-name="DejaVu Math TeX Gyre" fo:font-size="15pt" officeooo:rsid="000a4205" officeooo:paragraph-rsid="000a4205" style:font-size-asian="13.1000003814697pt" style:font-size-complex="15pt"/>
    </style:style>
    <style:style style:name="P5" style:family="paragraph" style:parent-style-name="Standard">
      <style:text-properties style:font-name="DejaVu Math TeX Gyre" fo:font-size="15pt" officeooo:rsid="000a4205" officeooo:paragraph-rsid="000c9b50" style:font-size-asian="13.1000003814697pt" style:font-size-complex="15pt"/>
    </style:style>
    <style:style style:name="P6" style:family="paragraph" style:parent-style-name="Standard">
      <style:text-properties style:font-name="DejaVu Math TeX Gyre" fo:font-size="15pt" officeooo:rsid="000e32cc" officeooo:paragraph-rsid="000e32cc" style:font-size-asian="13.1000003814697pt" style:font-size-complex="15pt"/>
    </style:style>
    <style:style style:name="P7" style:family="paragraph" style:parent-style-name="Standard">
      <style:text-properties style:font-name="DejaVu Math TeX Gyre" fo:font-size="15pt" officeooo:rsid="000ff62b" officeooo:paragraph-rsid="000ff62b" style:font-size-asian="13.1000003814697pt" style:font-size-complex="15pt"/>
    </style:style>
    <style:style style:name="P8" style:family="paragraph" style:parent-style-name="Standard">
      <style:text-properties style:font-name="DejaVu Math TeX Gyre" fo:font-size="15pt" officeooo:rsid="000ff62b" officeooo:paragraph-rsid="001160af" style:font-size-asian="13.1000003814697pt" style:font-size-complex="15pt"/>
    </style:style>
    <style:style style:name="P9" style:family="paragraph" style:parent-style-name="Standard">
      <style:text-properties style:font-name="DejaVu Math TeX Gyre" fo:font-size="15pt" officeooo:rsid="00106688" officeooo:paragraph-rsid="00106688" style:font-size-asian="13.1000003814697pt" style:font-size-complex="15pt"/>
    </style:style>
    <style:style style:name="P10" style:family="paragraph" style:parent-style-name="Standard">
      <style:text-properties style:font-name="DejaVu Math TeX Gyre" fo:font-size="15pt" officeooo:rsid="00106688" officeooo:paragraph-rsid="001160af" style:font-size-asian="13.1000003814697pt" style:font-size-complex="15pt"/>
    </style:style>
    <style:style style:name="P11" style:family="paragraph" style:parent-style-name="Standard">
      <style:text-properties style:font-name="DejaVu Math TeX Gyre" fo:font-size="15pt" officeooo:rsid="0011370b" officeooo:paragraph-rsid="0011370b" style:font-size-asian="13.1000003814697pt" style:font-size-complex="15pt"/>
    </style:style>
    <style:style style:name="P12" style:family="paragraph" style:parent-style-name="Standard">
      <style:text-properties style:font-name="DejaVu Math TeX Gyre" fo:font-size="15pt" officeooo:rsid="0013bcac" officeooo:paragraph-rsid="0013bcac" style:font-size-asian="13.1000003814697pt" style:font-size-complex="15pt"/>
    </style:style>
    <style:style style:name="P13" style:family="paragraph" style:parent-style-name="Standard">
      <style:text-properties style:font-name="DejaVu Math TeX Gyre" fo:font-size="15pt" officeooo:rsid="00177d0b" officeooo:paragraph-rsid="00177d0b" style:font-size-asian="13.1000003814697pt" style:font-size-complex="15pt"/>
    </style:style>
    <style:style style:name="P14" style:family="paragraph" style:parent-style-name="Standard">
      <style:text-properties style:font-name="DejaVu Math TeX Gyre" fo:font-size="15pt" officeooo:rsid="000a4205" officeooo:paragraph-rsid="000a4205" style:font-size-asian="13.1000003814697pt" style:font-size-complex="15pt"/>
    </style:style>
    <style:style style:name="P15" style:family="paragraph" style:parent-style-name="Standard">
      <style:text-properties style:font-name="DejaVu Math TeX Gyre" fo:font-size="15pt" officeooo:rsid="0018c8d7" officeooo:paragraph-rsid="00177d0b" style:font-size-asian="13.1000003814697pt" style:font-size-complex="15pt"/>
    </style:style>
    <style:style style:name="P16" style:family="paragraph" style:parent-style-name="Standard">
      <style:text-properties style:font-name="DejaVu Math TeX Gyre" fo:font-size="15pt" officeooo:rsid="001fed76" officeooo:paragraph-rsid="001fed76" style:font-size-asian="13.1000003814697pt" style:font-size-complex="15pt"/>
    </style:style>
    <style:style style:name="P17" style:family="paragraph" style:parent-style-name="Standard">
      <style:text-properties style:font-name="DejaVu Math TeX Gyre" fo:font-size="15pt" officeooo:rsid="000ff62b" officeooo:paragraph-rsid="001160af" style:font-size-asian="13.1000003814697pt" style:font-size-complex="15pt"/>
    </style:style>
    <style:style style:name="P18" style:family="paragraph" style:parent-style-name="Standard">
      <style:text-properties officeooo:paragraph-rsid="001160af"/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a4205"/>
    </style:style>
    <style:style style:name="T2" style:family="text">
      <style:text-properties officeooo:rsid="000aa49a"/>
    </style:style>
    <style:style style:name="T3" style:family="text">
      <style:text-properties officeooo:rsid="000c9b50"/>
    </style:style>
    <style:style style:name="T4" style:family="text">
      <style:text-properties officeooo:rsid="001160af"/>
    </style:style>
    <style:style style:name="T5" style:family="text">
      <style:text-properties officeooo:rsid="001327d6"/>
    </style:style>
    <style:style style:name="T6" style:family="text">
      <style:text-properties officeooo:rsid="0014b69d"/>
    </style:style>
    <style:style style:name="T7" style:family="text">
      <style:text-properties officeooo:rsid="00177d0b"/>
    </style:style>
    <style:style style:name="T8" style:family="text">
      <style:text-properties style:font-name="DejaVu Math TeX Gyre" fo:font-size="15pt" officeooo:rsid="00177d0b" style:font-size-asian="13.1000003814697pt" style:font-size-complex="15pt"/>
    </style:style>
    <style:style style:name="T9" style:family="text">
      <style:text-properties officeooo:rsid="001ffc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ContentScanner</text:p>
      <text:p text:style-name="P1"/>
      <text:p text:style-name="P6">main.cpp</text:p>
      <text:p text:style-name="P6"/>
      <text:p text:style-name="P6">int main() </text:p>
      <text:p text:style-name="P6"/>
      <text:p text:style-name="P6"><text:s text:c="5"/>tail -f <text:s/>/var/MicroWorld/var/log/contentScanner.log</text:p>
      <text:p text:style-name="P1">1] daemonize(); -&gt; /opt/MicroWorld/sbin/contentScanner</text:p>
      <text:p text:style-name="P1">2] /opt/MicroWorld/var/run/contentScanner.pid</text:p>
      <text:p text:style-name="P2">3] <text:span text:style-name="T1">(</text:span>"/opt/MicroWorld/etc/contentScanner.conf",</text:p>
      <text:p text:style-name="P2"><text:tab/>"ContentScanner:Status",</text:p>
      <text:p text:style-name="P2"><text:tab/> <text:s/>status<text:span text:style-name="T1">)</text:span></text:p>
      <text:p text:style-name="P2">4] status = 1 -&gt; ContentScanner Monitoring Mode</text:p>
      <text:p text:style-name="P2">5] status = 2 -&gt; ContentScanner Blocking Mode</text:p>
      <text:p text:style-name="P3">6] initializeReadableFiletypes();</text:p>
      <text:p text:style-name="P4">7]</text:p>
      <text:p text:style-name="P3">if(extractPatterns("/opt/MicroWorld/etc/contentScanner.conf","patterns")==false)</text:p>
      <text:p text:style-name="P3"><text:span text:style-name="T1">return -1;</text:span> </text:p>
      <text:p text:style-name="P2">7] <text:span text:style-name="T1">if </text:span>(!initializeRegexes("/opt/MicroWorld/etc/contentScanner.conf","customRegex"))</text:p>
      <text:p text:style-name="P3"><text:span text:style-name="T1">return -1;</text:span> </text:p>
      <text:p text:style-name="P5">8] FileScan() -&gt; </text:p>
      <text:p text:style-name="P5">if (pthread_create(&amp;threadFileScan, NULL, FileScan, NULL) != 0)</text:p>
      <text:p text:style-name="P4">9] readConfiguration("/opt/MicroWorld/etc/contentScanner.conf","ContentScanner:clipBoardMonitor",stat<text:span text:style-name="T2">)</text:span></text:p>
      <text:p text:style-name="P4"/>
      <text:p text:style-name="P5">if(atoi(stat) == 1 || atoi(status) == 2)</text:p>
      <text:p text:style-name="P5"><text:s text:c="10"/>{</text:p>
      <text:p text:style-name="P5"><text:s text:c="15"/>system("/opt/MicroWorld/sbin/clipboardWatcher &amp;");</text:p>
      <text:p text:style-name="P5"><text:tab/><text:span text:style-name="T3">}</text:span></text:p>
      <text:p text:style-name="P5"><text:span text:style-name="T3">10] pthread_join(threadFileScan, NULL);</text:span><text:line-break/></text:p>
      <text:p text:style-name="P5"/>
      <text:p text:style-name="P5"/>
      <text:p text:style-name="P5"/>
      <text:p text:style-name="P5"><text:soft-page-break/></text:p>
      <text:p text:style-name="P5"><text:tab/><text:tab/><text:tab/>screenshot_monitor</text:p>
      <text:p text:style-name="P7">1] SetFirefoxScreenshotPolicy</text:p>
      <text:p text:style-name="P7"><text:tab/><text:tab/>true -&gt; success</text:p>
      <text:p text:style-name="P7"><text:tab/><text:tab/><text:tab/>-&gt; Fail</text:p>
      <text:p text:style-name="P7"/>
      <text:p text:style-name="P7"/>
      <text:p text:style-name="P9"><text:span text:style-name="T4">2</text:span>] /var/MicroWorld/var/log/screenCapture.log</text:p>
      <text:p text:style-name="P10"><text:span text:style-name="T4">3</text:span>] readConfiguration("/opt/MicroWorld/etc/epsdaemon.conf",</text:p>
      <text:p text:style-name="P10"><text:tab/>"screenCapture:Status"</text:p>
      <text:p text:style-name="P10"><text:tab/>,b)</text:p>
      <text:p text:style-name="P8"><text:span text:style-name="T4">4</text:span>] ScreenshotPrevention monitor</text:p>
      <text:p text:style-name="P8"><text:tab/>g_monitor = &amp;monitor</text:p>
      <text:p text:style-name="P8"><text:tab/>monitor.init(); -&gt;</text:p>
      <text:p text:style-name="P8"><text:tab/><text:tab/><text:span text:style-name="T4">1. // Layer 1: REMOVE EXECUTE PERMISSIONS - Most effective!</text:span></text:p>
      <text:p text:style-name="P8"><text:s text:c="15"/><text:span text:style-name="T5">b</text:span>lockBinaryExecution()</text:p>
      <text:p text:style-name="P8"><text:tab/><text:tab/><text:span text:style-name="T4">2. // Layer 2: X11 keyboard</text:span></text:p>
      <text:p text:style-name="P8"><text:s text:c="15"/>if (initX11()) {</text:p>
      <text:p text:style-name="P8"><text:s text:c="20"/>log_msg("[✓] Keyboard blocking");</text:p>
      <text:p text:style-name="P8"><text:s text:c="20"/>disableScreenshotKeys();</text:p>
      <text:p text:style-name="P12"><text:tab/><text:tab/>3. // Layer 3: File monitoring (cleanup)</text:p>
      <text:p text:style-name="P12"><text:s text:c="15"/>if (setupFileMonitoring()) {</text:p>
      <text:p text:style-name="P12"><text:s text:c="20"/>log_msg("[✓] File monitoring");</text:p>
      <text:p text:style-name="P12"><text:tab/><text:tab/>4. // Layer 4: GNOME shortcuts</text:p>
      <text:p text:style-name="P12"><text:s text:c="15"/>disableGnomeShortcuts();</text:p>
      <text:p text:style-name="P8"><text:tab/></text:p>
      <text:p text:style-name="P8"><text:tab/>monitor.start(); -&gt;</text:p>
      <text:p text:style-name="P8"><text:tab/><text:tab/><text:span text:style-name="T6">1. // Monitor for permission changes</text:span></text:p>
      <text:p text:style-name="P8"><text:s text:c="15"/>std::thread permMonitor(&amp;ScreenshotPrevention::monitorPermissions, this);</text:p>
      <text:p text:style-name="P8"><text:tab/><text:tab/><text:span text:style-name="T6">2. <text:s/>// Clipboard monitor</text:span></text:p>
      <text:p text:style-name="P8"><text:s text:c="15"/>std::thread clipboardThread(&amp;ScreenshotPrevention::clipboardMonitor, this);<text:tab/></text:p>
      <text:p text:style-name="P8"><text:tab/><text:tab/></text:p>
      <text:p text:style-name="P8"/>
      <text:p text:style-name="P8"/>
      <text:p text:style-name="P8"/>
      <text:p text:style-name="P8"><text:soft-page-break/><text:tab/><text:tab/><text:tab/><text:tab/><text:span text:style-name="T7">clipboad </text:span><text:span text:style-name="T9">Monitoring </text:span></text:p>
      <text:p text:style-name="P13">1] cat /opt/MicroWorld/etc/contentScanner.conf </text:p>
      <text:p text:style-name="P13"><text:tab/>ContentScanner : clipBoardMonitor = "1"</text:p>
      <text:p text:style-name="P15">2] </text:p>
      <text:p text:style-name="P16"><text:tab/>0 -&gt; block</text:p>
      <text:p text:style-name="P16"><text:tab/>1-&gt; monitor </text:p>
      <text:p text:style-name="P16"><text:tab/>2-&gt; display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13"/>
      <text:p text:style-name="P1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02T12:59:32.474324915</meta:creation-date>
    <dc:date>2026-05-02T19:33:33.874437909</dc:date>
    <meta:editing-duration>PT56M10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3" meta:paragraph-count="61" meta:word-count="172" meta:character-count="2080" meta:non-whitespace-character-count="1730"/>
  </office:meta>
</office:document-meta>
</file>